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paragraph-properties fo:text-align="end" style:justify-single-word="false"/>
      <style:text-properties style:font-name="Ubuntu Mono"/>
    </style:style>
    <style:style style:name="P3" style:family="paragraph" style:parent-style-name="Standard">
      <style:text-properties style:font-name="Ubuntu Mono" officeooo:paragraph-rsid="0018421d"/>
    </style:style>
    <style:style style:name="T1" style:family="text">
      <style:text-properties officeooo:rsid="0018421d"/>
    </style:style>
    <style:style style:name="T2" style:family="text">
      <style:text-properties officeooo:rsid="0019c2cd"/>
    </style:style>
    <style:style style:name="T3" style:family="text">
      <style:text-properties officeooo:rsid="001b9e0f"/>
    </style:style>
    <style:style style:name="T4" style:family="text">
      <style:text-properties officeooo:rsid="001cd7f9"/>
    </style:style>
    <style:style style:name="T5" style:family="text">
      <style:text-properties officeooo:rsid="001d27a7"/>
    </style:style>
    <style:style style:name="T6" style:family="text">
      <style:text-properties officeooo:rsid="002177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on Millette</text:p>
      <text:p text:style-name="P2">Homework 2</text:p>
      <text:p text:style-name="P2">2/10/2018</text:p>
      <text:p text:style-name="P1"/>
      <text:p text:style-name="P3">1.</text:p>
      <text:p text:style-name="P3">#include &lt;stdio.h&gt;</text:p>
      <text:p text:style-name="P3">/*</text:p>
      <text:p text:style-name="P3"><text:s/>*Jason Millette</text:p>
      <text:p text:style-name="P3"><text:s/>*9/11/2018</text:p>
      <text:p text:style-name="P3"><text:s/>*adder program</text:p>
      <text:p text:style-name="P3"><text:s/>*ECE331</text:p>
      <text:p text:style-name="P3"><text:s/>*/</text:p>
      <text:p text:style-name="P3"/>
      <text:p text:style-name="P3">int main(int argc, char *argv[])</text:p>
      <text:p text:style-name="P3">{</text:p>
      <text:p text:style-name="P3">/*</text:p>
      <text:p text:style-name="P3"><text:s/>*Adds all numbers</text:p>
      <text:p text:style-name="P3"><text:s/>*in a string then</text:p>
      <text:p text:style-name="P3"><text:s/>*prints result to</text:p>
      <text:p text:style-name="P3"><text:s/>*terminal</text:p>
      <text:p text:style-name="P3"><text:s/>*/</text:p>
      <text:p text:style-name="P3">int i = 0, j = 0, nums = 1, sum = 0, length = 0, totalCharacters = 1;</text:p>
      <text:p text:style-name="P3">if (argv[1][0] == '+' &amp;&amp; argv[1][1] == '+') {</text:p>
      <text:p text:style-name="P3"><text:s text:c="8"/>printf("you cant start with two + signs\n");</text:p>
      <text:p text:style-name="P3"><text:s text:c="8"/>return 0;</text:p>
      <text:p text:style-name="P3">}</text:p>
      <text:p text:style-name="P3"/>
      <text:p text:style-name="P3">while (argv[1][++i] != '\0') { <text:s text:c="41"/>//checks for errors and breaks up the string</text:p>
      <text:p text:style-name="P3"/>
      <text:p text:style-name="P3"><text:s text:c="8"/>if (((argv[1][i] &lt; '0' || argv[1][i] &gt; '9') &amp;&amp; (argv[1][i] != '+') )) {</text:p>
      <text:p text:style-name="P3"><text:s text:c="16"/>printf("you entered an invalid character\n");</text:p>
      <text:p text:style-name="P3"><text:s text:c="16"/>return <text:span text:style-name="T2">1</text:span>;</text:p>
      <text:p text:style-name="P3"><text:s text:c="8"/>}</text:p>
      <text:p text:style-name="P3"/>
      <text:p text:style-name="P3"><text:s text:c="8"/>else if ((argv[1][i] == '+') &amp;&amp; (argv[1][i+1] == '+') &amp;&amp; (argv[1][i+2] == '+')) {</text:p>
      <text:p text:style-name="P3"><text:s text:c="16"/>printf("you have entered 3 or more + sings in a row\n");</text:p>
      <text:p text:style-name="P3"><text:s text:c="16"/>return <text:span text:style-name="T2">1</text:span>;</text:p>
      <text:p text:style-name="P3"><text:s text:c="8"/>}</text:p>
      <text:p text:style-name="P3"/>
      <text:p text:style-name="P3"><text:s text:c="8"/>else if (argv[1][i+1] == '\0' &amp;&amp; argv[1][i] == '+') {</text:p>
      <text:p text:style-name="P3"><text:s text:c="16"/>printf("you can not end with a + sign\n");</text:p>
      <text:p text:style-name="P3"><text:tab/> <text:s text:c="3"/>return <text:span text:style-name="T2">1</text:span>;</text:p>
      <text:p text:style-name="P1"><text:s text:c="8"/>}</text:p>
      <text:p text:style-name="P1"/>
      <text:p text:style-name="P1"><text:s text:c="8"/>else if ((argv[1][i] == '+') &amp;&amp; (argv[1][i+1] == '+') &amp;&amp; (argv[1][i+2] == '+')) {</text:p>
      <text:p text:style-name="P1"><text:s text:c="16"/>printf("you have entered 3 or more + sings in a row\n");</text:p>
      <text:p text:style-name="P1"><text:s text:c="16"/>return <text:span text:style-name="T2">1</text:span>;</text:p>
      <text:p text:style-name="P1"><text:s text:c="8"/>}</text:p>
      <text:p text:style-name="P1"/>
      <text:p text:style-name="P1"><text:s text:c="8"/>else if (argv[1][i+1] == '\0' &amp;&amp; argv[1][i] == '+') {</text:p>
      <text:p text:style-name="P1"><text:s text:c="16"/>printf("you can not end with a + sign\n");</text:p>
      <text:p text:style-name="P1"><text:s text:c="16"/>return <text:span text:style-name="T2">1</text:span>;</text:p>
      <text:p text:style-name="P1"><text:s text:c="8"/>}</text:p>
      <text:p text:style-name="P1"><text:soft-page-break/></text:p>
      <text:p text:style-name="P3"><text:s text:c="8"/>else if ((argv[1][i] == '+') &amp;&amp; (argv[1][i-1] != '+')) </text:p>
      <text:p text:style-name="P3"><text:tab/> <text:s text:c="3"/>nums++;</text:p>
      <text:p text:style-name="P1"/>
      <text:p text:style-name="P1"><text:s text:c="8"/>if (argv[1][i] == '+')</text:p>
      <text:p text:style-name="P1"><text:s text:c="16"/>argv[1][i] = '\0';</text:p>
      <text:p text:style-name="P1"/>
      <text:p text:style-name="P1"><text:s text:c="8"/>totalCharacters++;</text:p>
      <text:p text:style-name="P1">}</text:p>
      <text:p text:style-name="P1"/>
      <text:p text:style-name="P1">for (i = 0; i &lt; totalCharacters; i++) { <text:s text:c="5"/>//adds all the parsed strings</text:p>
      <text:p text:style-name="P1"><text:s text:c="8"/>j = 0;</text:p>
      <text:p text:style-name="P1"><text:s text:c="8"/>if (argv[1][i] != '\0') {</text:p>
      <text:p text:style-name="P1"/>
      <text:p text:style-name="P1"><text:s text:c="16"/>while (argv[1][i+j] !='\0') {</text:p>
      <text:p text:style-name="P1"><text:s text:c="24"/>length++;</text:p>
      <text:p text:style-name="P1"><text:s text:c="24"/>j++;</text:p>
      <text:p text:style-name="P1"><text:s text:c="16"/>}</text:p>
      <text:p text:style-name="P1"/>
      <text:p text:style-name="P1"><text:s text:c="16"/>char number[length+2];</text:p>
      <text:p text:style-name="P1"><text:s text:c="16"/>for (int <text:span text:style-name="T1">k</text:span> = 0; <text:span text:style-name="T1">k</text:span> &lt; length; <text:span text:style-name="T1">k</text:span>++) {</text:p>
      <text:p text:style-name="P1"><text:s text:c="24"/>number[<text:span text:style-name="T1">k</text:span>] = argv[1][i+<text:span text:style-name="T1">k</text:span>];</text:p>
      <text:p text:style-name="P1"><text:s text:c="16"/>}</text:p>
      <text:p text:style-name="P1"/>
      <text:p text:style-name="P1"><text:s text:c="16"/>number[length] = '\0';</text:p>
      <text:p text:style-name="P1"><text:s text:c="16"/>sum += atoi(number);</text:p>
      <text:p text:style-name="P1"><text:s text:c="16"/>length = 0;</text:p>
      <text:p text:style-name="P1"><text:s text:c="16"/>i += j;</text:p>
      <text:p text:style-name="P1"><text:s text:c="8"/>}</text:p>
      <text:p text:style-name="P1">}</text:p>
      <text:p text:style-name="P1"/>
      <text:p text:style-name="P1">if (sum &lt; 0) {</text:p>
      <text:p text:style-name="P1"><text:s text:c="8"/>printf("overflow error\n");</text:p>
      <text:p text:style-name="P1"><text:s text:c="8"/>return <text:span text:style-name="T2">1</text:span>;</text:p>
      <text:p text:style-name="P1">}</text:p>
      <text:p text:style-name="P1"/>
      <text:p text:style-name="P1">printf("sum = %d\n",sum);</text:p>
      <text:p text:style-name="P1">return 0;</text:p>
      <text:p text:style-name="P1">}</text:p>
      <text:p text:style-name="P1"><text:s text:c="87"/></text:p>
      <text:p text:style-name="P1">2.</text:p>
      <text:p text:style-name="P1">/*</text:p>
      <text:p text:style-name="P1"><text:s/>* Jason Millette</text:p>
      <text:p text:style-name="P1"><text:s/>* 2/11/2018</text:p>
      <text:p text:style-name="P1"><text:s/>* number of bytes</text:p>
      <text:p text:style-name="P1"><text:s/>* ECE331</text:p>
      <text:p text:style-name="P1"><text:s/>*/</text:p>
      <text:p text:style-name="P1">#include &lt;stdio.h&gt;</text:p>
      <text:p text:style-name="P1">#include &lt;errno.h&gt;</text:p>
      <text:p text:style-name="P1">#include &lt;sys/stat.h&gt;</text:p>
      <text:p text:style-name="P1">#include &lt;sys/types.h&gt;</text:p>
      <text:p text:style-name="P1"/>
      <text:p text:style-name="P1">int main (int argc, char *argv[])</text:p>
      <text:p text:style-name="P1">/*</text:p>
      <text:p text:style-name="P1"><text:s/>* Increments through</text:p>
      <text:p text:style-name="P1"><text:s/>* all arguments and</text:p>
      <text:p text:style-name="P1"><text:soft-page-break/><text:s/>* adds their file</text:p>
      <text:p text:style-name="P1"><text:s/>* size to the total</text:p>
      <text:p text:style-name="P1"><text:s/>*/</text:p>
      <text:p text:style-name="P1">{</text:p>
      <text:p text:style-name="P1"><text:s text:c="8"/>struct stat buf;</text:p>
      <text:p text:style-name="P1"><text:s text:c="8"/>int total = 0;</text:p>
      <text:p text:style-name="P1"/>
      <text:p text:style-name="P1"><text:s text:c="8"/>if (argc &lt; 2) { <text:s text:c="21"/>//checks for input file <text:s text:c="19"/></text:p>
      <text:p text:style-name="P1"><text:s text:c="16"/>printf("enter a file(s)\n");</text:p>
      <text:p text:style-name="P1"><text:s text:c="16"/>return <text:span text:style-name="T2">1</text:span>;</text:p>
      <text:p text:style-name="P1"><text:s text:c="8"/>}</text:p>
      <text:p text:style-name="P1"/>
      <text:p text:style-name="P1"><text:s text:c="8"/>for (int i = 1; i &lt; argc; i++) {</text:p>
      <text:p text:style-name="P1"><text:s text:c="16"/>if (stat(argv[i],&amp;buf) &lt; 0) {</text:p>
      <text:p text:style-name="P1"><text:s text:c="24"/>printf("%s\n", strerror(errno)); <text:s/>//checks and prints error</text:p>
      <text:p text:style-name="P1"><text:s text:c="24"/>return <text:span text:style-name="T2">1</text:span>;</text:p>
      <text:p text:style-name="P1"><text:s text:c="16"/>}</text:p>
      <text:p text:style-name="P1"/>
      <text:p text:style-name="P1"><text:s text:c="16"/>total += buf.st_size;</text:p>
      <text:p text:style-name="P1"><text:s text:c="8"/>}</text:p>
      <text:p text:style-name="P1"/>
      <text:p text:style-name="P1"><text:s text:c="8"/>printf("%d\n",total);</text:p>
      <text:p text:style-name="P1"><text:s text:c="8"/>return 0;</text:p>
      <text:p text:style-name="P1">}</text:p>
      <text:p text:style-name="P1"/>
      <text:p text:style-name="P1">3. mv coco skywalker</text:p>
      <text:p text:style-name="P1">4. cp skywalker ender</text:p>
      <text:p text:style-name="P1">5. wc -l /proc/cpuinfo</text:p>
      <text:p text:style-name="P1">6. a. chmod <text:span text:style-name="T3">511</text:span> voldemort</text:p>
      <text:p text:style-name="P1"><text:s text:c="3"/>b. chmod u=<text:span text:style-name="T4">x</text:span>,g=w<text:span text:style-name="T4">x</text:span>,o=rwx voldemort</text:p>
      <text:p text:style-name="P1">7. alias grep2="grep -E"</text:p>
      <text:p text:style-name="P1">8. <text:span text:style-name="T6">Modified .bashrc with the new alias from question 7. Then ran “exec bash” to recompile bash</text:span></text:p>
      <text:p text:style-name="P1">9. argv[0] is the name of the program/executable. if the name is not available argv[0] is a pointer to an arg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3:58:28.201918699</meta:creation-date>
    <dc:date>2018-02-12T23:37:00.661970948</dc:date>
    <meta:editing-duration>PT32M4S</meta:editing-duration>
    <meta:editing-cycles>7</meta:editing-cycles>
    <meta:generator>LibreOffice/5.4.2.2$Linux_X86_64 LibreOffice_project/40m0$Build-2</meta:generator>
    <meta:print-date>2018-02-12T23:05:33.898028854</meta:print-date>
    <meta:document-statistic meta:table-count="0" meta:image-count="0" meta:object-count="0" meta:page-count="3" meta:paragraph-count="119" meta:word-count="464" meta:character-count="3395" meta:non-whitespace-character-count="2112"/>
  </office:meta>
</office:document-meta>
</file>